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Helper.forwardToService( String uri ,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Helper.ge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invoke( QName service , QName operation ,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JbiHelper( DroolsComponent component , MessageExchange exchange , NormalizedMessage in , WorkingMemory mem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Helper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route( QName service , QName operation ,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forwardToService( QName name , QName operation ,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get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Helper.getDelivery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